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5.203cm" table:align="left"/>
    </style:style>
    <style:style style:name="Tableau1.A" style:family="table-column">
      <style:table-column-properties style:column-width="5.203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5.203cm" table:align="left"/>
    </style:style>
    <style:style style:name="Tableau2.A" style:family="table-column">
      <style:table-column-properties style:column-width="5.203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6.703cm" fo:margin-left="8.336cm" table:align="left"/>
    </style:style>
    <style:style style:name="Tableau3.A" style:family="table-column">
      <style:table-column-properties style:column-width="6.703cm"/>
    </style:style>
    <style:style style:name="Tableau3.A1" style:family="table-cell">
      <style:table-cell-properties style:writing-mode="page"/>
    </style:style>
    <style:style style:name="P1" style:family="paragraph" style:parent-style-name="Table_20_Contents">
      <style:text-properties fo:font-size="15pt" style:font-size-asian="13.1000003814697pt" style:font-size-complex="15pt"/>
    </style:style>
    <style:style style:name="P2" style:family="paragraph" style:parent-style-name="Table_20_Contents">
      <style:text-properties fo:font-size="15pt" officeooo:rsid="000f096a" officeooo:paragraph-rsid="000f096a" style:font-size-asian="13.1000003814697pt" style:font-size-complex="15pt"/>
    </style:style>
    <style:style style:name="P3" style:family="paragraph" style:parent-style-name="Table_20_Contents">
      <style:text-properties fo:font-size="15pt" officeooo:paragraph-rsid="000f096a" style:font-size-asian="13.1000003814697pt" style:font-size-complex="15pt"/>
    </style:style>
    <style:style style:name="P4" style:family="paragraph" style:parent-style-name="Table_20_Contents">
      <style:text-properties fo:font-size="15pt" officeooo:rsid="0010e251" officeooo:paragraph-rsid="0010e251" style:font-size-asian="13.1000003814697pt" style:font-size-complex="15pt"/>
    </style:style>
    <style:style style:name="P5" style:family="paragraph" style:parent-style-name="Table_20_Contents">
      <style:text-properties fo:font-size="15pt" officeooo:rsid="00134cd9" officeooo:paragraph-rsid="00134cd9" style:font-size-asian="13.1000003814697pt" style:font-size-complex="15pt"/>
    </style:style>
    <style:style style:name="P6" style:family="paragraph" style:parent-style-name="Text_20_body">
      <style:text-properties fo:font-size="15pt" style:font-size-asian="15pt" style:font-size-complex="15pt"/>
    </style:style>
    <style:style style:name="P7" style:family="paragraph" style:parent-style-name="Text_20_body">
      <style:text-properties fo:font-size="15pt" style:text-underline-style="solid" style:text-underline-width="auto" style:text-underline-color="font-color" officeooo:rsid="000abddd" officeooo:paragraph-rsid="000abddd" style:font-size-asian="15pt" style:font-size-complex="15pt"/>
    </style:style>
    <style:style style:name="P8" style:family="paragraph" style:parent-style-name="Text_20_body">
      <style:text-properties fo:font-size="15pt" style:text-underline-style="none" officeooo:rsid="000c6c4f" officeooo:paragraph-rsid="000c6c4f" style:font-size-asian="15pt" style:font-size-complex="15pt"/>
    </style:style>
    <style:style style:name="P9" style:family="paragraph" style:parent-style-name="Text_20_body">
      <style:text-properties fo:font-size="15pt" style:text-underline-style="none" officeooo:rsid="000c6c4f" officeooo:paragraph-rsid="000c6c4f" style:font-size-asian="13.1000003814697pt" style:font-size-complex="15pt"/>
    </style:style>
    <style:style style:name="P10" style:family="paragraph" style:parent-style-name="Text_20_body">
      <style:text-properties fo:font-size="15pt" style:text-underline-style="none" officeooo:rsid="000d94b0" officeooo:paragraph-rsid="000d94b0" style:font-size-asian="13.1000003814697pt" style:font-size-complex="15pt"/>
    </style:style>
    <style:style style:name="P11" style:family="paragraph" style:parent-style-name="Text_20_body">
      <style:text-properties fo:font-size="15pt" style:text-underline-style="none" officeooo:rsid="000f096a" officeooo:paragraph-rsid="000f096a" style:font-size-asian="13.1000003814697pt" style:font-size-complex="15pt"/>
    </style:style>
    <style:style style:name="P12" style:family="paragraph" style:parent-style-name="Title">
      <style:text-properties fo:font-size="20pt" style:font-size-asian="20pt" style:font-size-complex="20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9dca4"/>
    </style:style>
    <style:style style:name="T3" style:family="text">
      <style:text-properties officeooo:rsid="000f096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0e251"/>
    </style:style>
    <style:style style:name="T6" style:family="text">
      <style:text-properties officeooo:rsid="0011d4dc"/>
    </style:style>
    <style:style style:name="T7" style:family="text">
      <style:text-properties officeooo:rsid="00134cd9"/>
    </style:style>
    <style:style style:name="gr1" style:family="graphic">
      <style:graphic-properties draw:textarea-horizontal-align="justify" draw:textarea-vertical-align="middle" draw:auto-grow-height="false" fo:min-height="0.092cm" fo:min-width="0.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TP1 R</text:span><text:span text:style-name="T2">é</text:span><text:span text:style-name="T1">vision : Pierre Papier Ciseaux (1)</text:span></text:p>
      <text:p text:style-name="P6"/>
      <text:p text:style-name="P7">Exercice 1 </text:p>
      <text:p text:style-name="P8"><text:span text:style-name="T7">Coup</text:span> (<text:span text:style-name="T3">String </text:span><text:span text:style-name="T7">nom)</text:span></text:p>
      <text:p text:style-name="P9">Joueur <text:span text:style-name="T7">(</text:span>int score, <text:span text:style-name="T3">String coup)</text:span></text:p>
      <text:p text:style-name="P10"><text:span text:style-name="T5">Partie</text:span> (int n<text:span text:style-name="T7">bTours</text:span>, Joueur <text:span text:style-name="T7">joueur1,Joueur joueur2</text:span><text:span text:style-name="T3">)</text:span></text:p>
      <text:p text:style-name="P10"/>
      <text:p text:style-name="P11"><text:span text:style-name="T4">Exercice 2</text:span>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Coup</text:p>
          </table:table-cell>
        </table:table-row>
        <table:table-row>
          <table:table-cell table:style-name="Tableau1.A1" office:value-type="string">
            <text:p text:style-name="P1">- <text:span text:style-name="T3">String </text:span><text:span text:style-name="T7">nom</text:span><text:span text:style-name="T3">;</text:span></text:p>
          </table:table-cell>
        </table:table-row>
        <table:table-row>
          <table:table-cell table:style-name="Tableau1.A1" office:value-type="string">
            <text:p text:style-name="P3">- <text:span text:style-name="T3">jouer();</text:span></text:p>
          </table:table-cell>
        </table:table-row>
      </table:table>
      <text:p text:style-name="P11"/>
      <text:p text:style-name="P11"><text:s text:c="68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Partie</text:p>
          </table:table-cell>
        </table:table-row>
        <table:table-row>
          <table:table-cell table:style-name="Tableau3.A1" office:value-type="string">
            <text:p text:style-name="P1">- <text:span text:style-name="T3">int </text:span><text:span text:style-name="T7">nbTours</text:span></text:p>
          </table:table-cell>
        </table:table-row>
        <table:table-row>
          <table:table-cell table:style-name="Tableau3.A1" office:value-type="string">
            <text:p text:style-name="P1">- <text:span text:style-name="T6">unTour();</text:span></text:p>
            <text:p text:style-name="P5">- go();</text:p>
            <text:p text:style-name="P5">- resoudreTour();</text:p>
          </table:table-cell>
        </table:table-row>
      </table:table>
      <text:p text:style-name="P11"><draw:line text:anchor-type="paragraph" draw:z-index="0" draw:name="Ligne 2" draw:style-name="gr3" draw:text-style-name="P14" svg:x1="5.842cm" svg:y1="3.152cm" svg:x2="9.282cm" svg:y2="0.312cm"><text:p/></draw:line><draw:frame text:anchor-type="paragraph" draw:z-index="1" draw:name="Cadre de texte 2" draw:style-name="gr2" draw:text-style-name="P13" svg:width="1.835cm" svg:height="0.976cm" svg:x="9.564cm" svg:y="0.365cm"><draw:text-box><text:p>utilisateur</text:p></draw:text-box></draw:frame><draw:custom-shape text:anchor-type="paragraph" draw:z-index="2" draw:name="Forme 2" draw:style-name="gr1" svg:width="0.297cm" svg:height="0.283cm" svg:x="9.267cm" svg:y="0.08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Joueur </text:p>
          </table:table-cell>
        </table:table-row>
        <table:table-row>
          <table:table-cell table:style-name="Tableau2.A1" office:value-type="string">
            <text:p text:style-name="P1">- <text:span text:style-name="T3">String nom;</text:span></text:p>
            <text:p text:style-name="P1">- <text:span text:style-name="T3">int score;</text:span></text:p>
            <text:p text:style-name="P1">-<text:span text:style-name="T3">String coup;</text:span></text:p>
          </table:table-cell>
        </table:table-row>
        <table:table-row>
          <table:table-cell table:style-name="Tableau2.A1" office:value-type="string">
            <text:p text:style-name="P1">- <text:span text:style-name="T3">jouer();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4:19:02.265120376</meta:creation-date>
    <dc:date>2023-09-04T14:52:32.585993937</dc:date>
    <meta:editing-duration>PT33M27S</meta:editing-duration>
    <meta:editing-cycles>8</meta:editing-cycles>
    <meta:generator>LibreOffice/7.5.5.2$Linux_X86_64 LibreOffice_project/50$Build-2</meta:generator>
    <meta:document-statistic meta:table-count="3" meta:image-count="0" meta:object-count="0" meta:page-count="1" meta:paragraph-count="20" meta:word-count="52" meta:character-count="365" meta:non-whitespace-character-count="261"/>
  </office:meta>
</office:document-meta>
</file>